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210e95" officeooo:paragraph-rsid="00210e95"/>
    </style:style>
    <style:style style:name="P2" style:family="paragraph" style:parent-style-name="Standard">
      <loext:graphic-properties draw:fill="none"/>
      <style:paragraph-properties fo:margin-left="0cm" fo:margin-right="0cm" fo:text-indent="1cm" style:auto-text-indent="false" fo:background-color="transparent"/>
      <style:text-properties officeooo:rsid="005228d9" officeooo:paragraph-rsid="005228d9"/>
    </style:style>
    <style:style style:name="P3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style:font-name="Liberation Sans" fo:font-size="18.2000007629395pt" fo:font-weight="bold" officeooo:rsid="005228d9" officeooo:paragraph-rsid="005228d9" style:font-name-asian="Noto Sans CJK SC Regular" style:font-size-asian="18.2000007629395pt" style:font-weight-asian="bold" style:font-name-complex="FreeSans" style:font-size-complex="18.2000007629395pt" style:font-weight-complex="bold"/>
    </style:style>
    <style:style style:name="P4" style:family="paragraph" style:parent-style-name="Heading_20_1">
      <loext:graphic-properties draw:fill="none"/>
      <style:paragraph-properties fo:margin-left="0cm" fo:margin-right="0cm" fo:margin-top="0.423cm" fo:margin-bottom="0.212cm" loext:contextual-spacing="false" fo:text-indent="0cm" style:auto-text-indent="false" fo:background-color="transparent" fo:keep-with-next="always"/>
      <style:text-properties officeooo:rsid="004b096e" officeooo:paragraph-rsid="00484431"/>
    </style:style>
    <style:style style:name="P5" style:family="paragraph" style:parent-style-name="Standard" style:list-style-name="L1">
      <loext:graphic-properties draw:fill="none"/>
      <style:paragraph-properties fo:background-color="transparent"/>
      <style:text-properties officeooo:paragraph-rsid="005751eb"/>
    </style:style>
    <style:style style:name="P6" style:family="paragraph" style:parent-style-name="Standard" style:list-style-name="L1">
      <loext:graphic-properties draw:fill="none"/>
      <style:paragraph-properties fo:background-color="transparent"/>
      <style:text-properties officeooo:rsid="005228d9" officeooo:paragraph-rsid="005228d9"/>
    </style:style>
    <style:style style:name="P7" style:family="paragraph" style:parent-style-name="Standard" style:list-style-name="L1">
      <loext:graphic-properties draw:fill="none"/>
      <style:paragraph-properties fo:background-color="transparent"/>
      <style:text-properties officeooo:rsid="0053d34a" officeooo:paragraph-rsid="0053d34a"/>
    </style:style>
    <style:style style:name="P8" style:family="paragraph" style:parent-style-name="Standard" style:list-style-name="L1">
      <loext:graphic-properties draw:fill="none"/>
      <style:paragraph-properties fo:background-color="transparent"/>
      <style:text-properties officeooo:rsid="005751eb" officeooo:paragraph-rsid="005751eb"/>
    </style:style>
    <style:style style:name="P9" style:family="paragraph" style:parent-style-name="Standard" style:list-style-name="L1">
      <loext:graphic-properties draw:fill="none"/>
      <style:paragraph-properties fo:background-color="transparent"/>
      <style:text-properties officeooo:rsid="0058a4b1" officeooo:paragraph-rsid="0058a4b1"/>
    </style:style>
    <style:style style:name="P10" style:family="paragraph" style:parent-style-name="Standard" style:list-style-name="L1">
      <loext:graphic-properties draw:fill="none"/>
      <style:paragraph-properties fo:background-color="transparent"/>
      <style:text-properties officeooo:rsid="0059fc85" officeooo:paragraph-rsid="0059fc85"/>
    </style:style>
    <style:style style:name="T1" style:family="text">
      <style:text-properties officeooo:rsid="00540ccd"/>
    </style:style>
    <style:style style:name="T2" style:family="text">
      <style:text-properties officeooo:rsid="00555242"/>
    </style:style>
    <style:style style:name="T3" style:family="text">
      <style:text-properties officeooo:rsid="0056c77e"/>
    </style:style>
    <style:style style:name="T4" style:family="text">
      <style:text-properties officeooo:rsid="005751eb"/>
    </style:style>
    <style:style style:name="T5" style:family="text">
      <style:text-properties officeooo:rsid="0059fc8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Звукоизоляция потолка.</text:h>
      <text:p text:style-name="P1"/>
      <text:p text:style-name="P2">Последовательность работ:</text:p>
      <text:p text:style-name="P2"/>
      <text:list xml:id="list2560542669" text:style-name="L1">
        <text:list-item>
          <text:p text:style-name="P6">Застелить пол полиэтиленом.</text:p>
        </text:list-item>
        <text:list-item>
          <text:p text:style-name="P6">Заложить пол листами ГВЛ старыми.</text:p>
        </text:list-item>
        <text:list-item>
          <text:p text:style-name="P6">Занести материал.</text:p>
        </text:list-item>
        <text:list-item>
          <text:p text:style-name="P6">Разметить высоту потолка.</text:p>
        </text:list-item>
        <text:list-item>
          <text:p text:style-name="P7">Укрыть стены.</text:p>
        </text:list-item>
        <text:list-item>
          <text:p text:style-name="P7">Наклеить ленту на подвесы <text:span text:style-name="T5">(в т.ч. внутри)</text:span> <text:span text:style-name="T5">и</text:span> <text:span text:style-name="T3">направляющие </text:span>профили<text:span text:style-name="T3">.</text:span></text:p>
        </text:list-item>
        <text:list-item>
          <text:p text:style-name="P7">Пристрелять подвесы.</text:p>
        </text:list-item>
        <text:list-item>
          <text:p text:style-name="P7">Закрепить направляющие профили.</text:p>
        </text:list-item>
        <text:list-item>
          <text:p text:style-name="P5"><text:span text:style-name="T1">Нарезать </text:span><text:span text:style-name="T4">несущие </text:span><text:span text:style-name="T1">профили, нарезать Роквул </text:span><text:span text:style-name="T2">и</text:span><text:span text:style-name="T1"> набить </text:span><text:span text:style-name="T2">им</text:span><text:span text:style-name="T1"> профили.</text:span></text:p>
        </text:list-item>
        <text:list-item>
          <text:p text:style-name="P8">Закрепить несущие профили.</text:p>
        </text:list-item>
        <text:list-item>
          <text:p text:style-name="P10">Наклеить ленту по периметру и на несущие профили.</text:p>
        </text:list-item>
        <text:list-item>
          <text:p text:style-name="P9">Закрепить Роквул.</text:p>
        </text:list-item>
        <text:list-item>
          <text:p text:style-name="P8">Закрепить первый слой ГВЛ.</text:p>
        </text:list-item>
        <text:list-item>
          <text:p text:style-name="P8">Промазать швы герметиком.</text:p>
        </text:list-item>
        <text:list-item>
          <text:p text:style-name="P8">Закрепить второй слой ГВЛ.</text:p>
        </text:list-item>
        <text:list-item>
          <text:p text:style-name="P8">Промазать швы герметиком.</text:p>
        </text:list-item>
        <text:list-item>
          <text:p text:style-name="P8">Загрунтовать потолок.</text:p>
        </text:list-item>
      </text:list>
      <text:p text:style-name="P2"/>
      <text:p text:style-name="P2"/>
      <text:h text:style-name="P4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5-11T08:55:03.099147717</meta:creation-date>
    <dc:date>2021-02-12T13:03:43.527397728</dc:date>
    <meta:editing-duration>PT5H17M16S</meta:editing-duration>
    <meta:editing-cycles>56</meta:editing-cycles>
    <meta:generator>LibreOffice/6.4.6.2$Linux_X86_64 LibreOffice_project/40$Build-2</meta:generator>
    <meta:document-statistic meta:table-count="0" meta:image-count="0" meta:object-count="0" meta:page-count="1" meta:paragraph-count="19" meta:word-count="89" meta:character-count="597" meta:non-whitespace-character-count="544"/>
  </office:meta>
</office:document-meta>
</file>